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7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5.44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3.593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title">
      <style:graphic-properties draw:auto-grow-height="true" fo:min-height="3.625cm"/>
    </style:style>
    <style:style style:name="pr12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Mono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FreeMono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FreeMono"/>
    </style:style>
    <style:style style:name="T1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Mono" fo:font-weight="bold" style:font-weight-asian="bold" style:font-weight-complex="bold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7">T3: 14/06 – Arquivos/Tipos/String</text:span>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7" draw:layer="layout" svg:width="25.199cm" svg:height="15.44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8">Criar um vetor </text:span><text:span text:style-name="T9">vet</text:span><text:span text:style-name="T8"> de 5 posições</text:span></text:p>
              </text:list-item>
              <text:list-item>
                <text:p xml:id="id15" text:id="id15"><text:span text:style-name="T8">Ler 5 números e guardá-los em </text:span><text:span text:style-name="T9">vet</text:span></text:p>
              </text:list-item>
              <text:list-item>
                <text:p xml:id="id16" text:id="id16"><text:span text:style-name="T8">Exbir todos os números de </text:span><text:span text:style-name="T9">vet</text:span></text:p>
              </text:list-item>
              <text:list-item>
                <text:p xml:id="id17" text:id="id17"><text:span text:style-name="T8">Ler um outro número </text:span><text:span text:style-name="T9">I</text:span></text:p>
              </text:list-item>
              <text:list-item>
                <text:p xml:id="id18" text:id="id18"><text:span text:style-name="T8">Remover o valor de </text:span><text:span text:style-name="T9">vet</text:span><text:span text:style-name="T8"> no índice </text:span><text:span text:style-name="T9">I</text:span></text:p>
                <text:list>
                  <text:list-item>
                    <text:p xml:id="id19" text:id="id19"><text:span text:style-name="T10">Manter o vetor sem buracos</text:span></text:p>
                  </text:list-item>
                  <text:list-item>
                    <text:p xml:id="id20" text:id="id20"><text:span text:style-name="T10">As posições vazias devem ser preenchidas com 0</text:span></text:p>
                  </text:list-item>
                  <text:list-item>
                    <text:p xml:id="id21" text:id="id21"><text:span text:style-name="T10">Exemplo:</text:span></text:p>
                    <text:list>
                      <text:list-item>
                        <text:p xml:id="id22" text:id="id22"><text:span text:style-name="T11">| 90 | 55 | 15 | 70 | 10 |</text:span></text:p>
                        <text:p xml:id="id23" text:id="id23"><text:span text:style-name="T12">Após remover </text:span><text:span text:style-name="T11">I=2</text:span><text:span text:style-name="T12">:</text:span></text:p>
                        <text:p xml:id="id24" text:id="id24"><text:span text:style-name="T11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9" draw:text-style-name="P9" xml:id="id37" draw:id="id37" draw:layer="layout" svg:width="10.636cm" svg:height="3.593cm" svg:x="8.207cm" svg:y="14.844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5">2</text:span></text:p>
              </text:list-item>
              <text:list-item>
                <text:p xml:id="id39" text:id="id39"><text:span text:style-name="T16">Cada caixa é um </text:span><text:span text:style-name="T17">struct Caixa</text:span></text:p>
              </text:list-item>
              <text:list-item>
                <text:p xml:id="id40" text:id="id40">O <text:span text:style-name="T15">valor</text:span> é o número dentro da caixa</text:p>
              </text:list-item>
              <text:list-item>
                <text:p xml:id="id41" text:id="id41">O <text:span text:style-name="T15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9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5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5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5">NULL</text:span>), exibindo todos os valores</text:p>
              </text:list-item>
              <text:list-item>
                <text:p xml:id="id48" text:id="id48"><text:span text:style-name="T15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 uma “lista”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15">10 -&gt; 20 -&gt; 30</text:span></text:p>
              </text:list-item>
              <text:list-item>
                <text:p xml:id="id50" text:id="id50"><text:span text:style-name="T15">??? lista = ???;</text:span></text:p>
              </text:list-item>
              <text:list-item>
                <text:p xml:id="id51" text:id="id51">O que é uma lista vazia?</text:p>
              </text:list-item>
              <text:list-item>
                <text:p xml:id="id52" text:id="id52">Como é uma função que recebe uma lista?</text:p>
              </text:list-item>
              <text:list-item>
                <text:p xml:id="id53" text:id="id53"><text:span text:style-name="T18">Uma lista é um </text:span><text:span text:style-name="T19">struct Caixa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4" text:id="id54">Altere o Ex. 9.2 para remover a caixa no índice 2</text:p>
              </text:list-item>
              <text:list-item>
                <text:p xml:id="id55" text:id="id55">Exiba o valor das caixas (usando <text:span text:style-name="T15">exibe</text:span>)</text:p>
              </text:list-item>
              <text:list-item>
                <text:p xml:id="id56" text:id="id56">Insire a caixa removida, no início da lista</text:p>
              </text:list-item>
              <text:list-item>
                <text:p xml:id="id57" text:id="id57" text:style-name="P10">Exiba o valor das caixas (usando <text:span text:style-name="T15">exibe</text:span>)</text:p>
              </text:list-item>
              <text:list-item>
                <text:p xml:id="id58" text:id="id58" text:style-name="P10">Mantenha um novo ponteiro <text:span text:style-name="T15">cabeca</text:span> que sempre aponta para a caixa inicial</text:p>
                <text:list>
                  <text:list-item>
                    <text:p xml:id="id59" text:id="id59"><text:span text:style-name="T15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5">int contem (struct Caixa* caixa,</text:span></text:p>
                <text:p text:style-name="P10"><text:span text:style-name="T15"><text:s text:c="12"/></text:span><text:span text:style-name="T15">int valor);</text:span></text:p>
              </text:list-item>
              <text:list-item>
                <text:p xml:id="id60" text:id="id6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5">int retira (struct Caixa* caixa,</text:span></text:p>
                <text:p text:style-name="P10"><text:span text:style-name="T15"><text:s text:c="12"/></text:span><text:span text:style-name="T15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11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6" draw:text-style-name="P11" xml:id="id11" draw:id="id11" draw:layer="layout" svg:width="2cm" svg:height="2cm" svg:x="6.427cm" svg:y="8.279cm">
          <text:p text:style-name="P6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2" draw:id="id12" draw:layer="layout" svg:width="2cm" svg:height="2cm" svg:x="9.927cm" svg:y="8.279cm">
          <text:p text:style-name="P6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9" draw:id="id9" draw:layer="layout" svg:width="2cm" svg:height="2cm" svg:x="13.427cm" svg:y="8.279cm">
          <text:p text:style-name="P6"><text:span text:style-name="T20">9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0" draw:id="id10" draw:layer="layout" svg:width="2cm" svg:height="2cm" svg:x="16.927cm" svg:y="8.279cm">
          <text:p text:style-name="P6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3" draw:id="id13" draw:layer="layout" svg:width="2cm" svg:height="2cm" svg:x="20.427cm" svg:y="8.279cm">
          <text:p text:style-name="P6"><text:span text:style-name="T20">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7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7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7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2" draw:text-style-name="P9" draw:layer="layout" svg:width="10.636cm" svg:height="4.106cm" svg:x="8.207cm" svg:y="14.588cm">
          <draw:text-box>
            <text:p text:style-name="P8"><text:span text:style-name="T13">st</text:span><text:span text:style-name="T13">ru</text:span><text:span text:style-name="T13">ct</text:span><text:span text:style-name="T14"> </text:span><text:span text:style-name="T14">Ca</text:span><text:span text:style-name="T14">ix</text:span><text:span text:style-name="T14">a </text:span><text:span text:style-name="T14">{</text:span></text:p>
            <text:p text:style-name="P8"><text:span text:style-name="T14"><text:s text:c="3"/></text:span><text:span text:style-name="T14"><text:s/></text:span><text:span text:style-name="T13">in</text:span><text:span text:style-name="T13">t</text:span><text:span text:style-name="T14"> </text:span><text:span text:style-name="T14">va</text:span><text:span text:style-name="T14">lo</text:span><text:span text:style-name="T14">r;</text:span></text:p>
            <text:p text:style-name="P8"><text:span text:style-name="T14"><text:s text:c="3"/></text:span><text:span text:style-name="T14"><text:s/></text:span><text:span text:style-name="T13">st</text:span><text:span text:style-name="T13">ru</text:span><text:span text:style-name="T13">ct</text:span><text:span text:style-name="T14"> </text:span><text:span text:style-name="T14">Ca</text:span><text:span text:style-name="T14">ix</text:span><text:span text:style-name="T14">a* </text:span><text:span text:style-name="T14">an</text:span><text:span text:style-name="T14">te</text:span><text:span text:style-name="T14">;</text:span></text:p>
            <text:p text:style-name="P8"><text:span text:style-name="T14"><text:s text:c="3"/></text:span><text:span text:style-name="T14"><text:s/></text:span><text:span text:style-name="T13">st</text:span><text:span text:style-name="T13">ru</text:span><text:span text:style-name="T13">ct</text:span><text:span text:style-name="T14"> </text:span><text:span text:style-name="T14">Ca</text:span><text:span text:style-name="T14">ix</text:span><text:span text:style-name="T14">a* </text:span><text:span text:style-name="T14">pr</text:span><text:span text:style-name="T14">ox</text:span><text:span text:style-name="T14">;</text:span></text:p>
            <text:p text:style-name="P8"><text:span text:style-name="T14">};</text:span></text:p>
          </draw:text-box>
        </draw:frame>
        <draw:connector draw:style-name="gr8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7</meta:editing-cycles>
    <meta:editing-duration>P66DT15H48M38S</meta:editing-duration>
    <meta:initial-creator>chico </meta:initial-creator>
    <dc:date>2019-06-26T15:02:09.686579678</dc:date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